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ans" fo:font-size="18pt" officeooo:rsid="0017805d" officeooo:paragraph-rsid="0017805d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FreeSans" fo:font-size="18pt" officeooo:rsid="0017805d" officeooo:paragraph-rsid="0017805d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FreeSans" fo:font-size="18pt" officeooo:rsid="0017805d" officeooo:paragraph-rsid="0021b7f2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style:font-name="FreeSans" fo:font-size="18pt" officeooo:rsid="00226aa5" officeooo:paragraph-rsid="00226aa5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style:font-name="FreeSans" fo:font-size="18pt" officeooo:rsid="00238556" officeooo:paragraph-rsid="00238556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style:font-name="FreeSans" fo:font-size="18pt" officeooo:rsid="0023c9f8" officeooo:paragraph-rsid="0023c9f8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style:font-name="FreeSans" fo:font-size="18pt" officeooo:rsid="0024a22a" officeooo:paragraph-rsid="0024a22a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style:font-name="FreeSans" fo:font-size="18pt" fo:font-weight="bold" officeooo:rsid="00226aa5" officeooo:paragraph-rsid="00226aa5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FreeSans" fo:font-size="18pt" fo:font-weight="bold" officeooo:rsid="0023c9f8" officeooo:paragraph-rsid="0023c9f8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FreeSans" fo:font-size="44pt" fo:font-style="italic" fo:font-weight="bold" officeooo:rsid="001d194a" officeooo:paragraph-rsid="001d194a" style:font-size-asian="44pt" style:font-style-asian="italic" style:font-weight-asian="bold" style:font-size-complex="44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FreeSans" fo:font-size="14pt" officeooo:rsid="00213209" officeooo:paragraph-rsid="00213209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FreeSans" fo:font-size="14pt" officeooo:rsid="0021b7f2" officeooo:paragraph-rsid="0021b7f2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FreeSans" fo:font-size="14pt" officeooo:rsid="00213209" officeooo:paragraph-rsid="00213209" fo:background-color="#ffff00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FreeSans" fo:font-size="14pt" officeooo:rsid="00238556" officeooo:paragraph-rsid="00238556" fo:background-color="#ffff00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FreeSans" fo:font-size="14pt" officeooo:rsid="00238556" officeooo:paragraph-rsid="00238556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FreeSans" fo:font-size="14pt" officeooo:rsid="0024a22a" officeooo:paragraph-rsid="0024a22a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FreeSans" fo:font-size="88pt" fo:font-style="italic" fo:font-weight="bold" officeooo:rsid="0027c97e" officeooo:paragraph-rsid="0027c97e" style:font-size-asian="88pt" style:font-style-asian="italic" style:font-weight-asian="bold" style:font-size-complex="88pt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  <style:text-properties style:text-position="0% 100%" style:font-name="FreeSans" fo:font-size="16pt" fo:font-weight="normal" officeooo:rsid="001c7cd2" officeooo:paragraph-rsid="0017805d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center" style:justify-single-word="false"/>
      <style:text-properties officeooo:paragraph-rsid="0017805d"/>
    </style:style>
    <style:style style:name="P20" style:family="paragraph" style:parent-style-name="Standard">
      <style:paragraph-properties fo:text-align="start" style:justify-single-word="false" fo:break-before="page"/>
      <style:text-properties style:font-name="FreeSans" fo:font-size="18pt" officeooo:rsid="00226aa5" officeooo:paragraph-rsid="00226aa5" style:font-size-asian="18pt" style:font-size-complex="18pt"/>
    </style:style>
    <style:style style:name="P21" style:family="paragraph" style:parent-style-name="Standard">
      <style:paragraph-properties fo:text-align="center" style:justify-single-word="false"/>
      <style:text-properties style:font-name="FreeSans" fo:font-size="88pt" officeooo:rsid="0027c97e" officeooo:paragraph-rsid="0027c97e" style:font-size-asian="88pt" style:font-size-complex="8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b7f2" style:font-weight-asian="bold" style:font-weight-complex="bold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36pt" fo:font-weight="bold" officeooo:rsid="001e1d0a" style:font-size-asian="36pt" style:font-weight-asian="bold" style:font-size-complex="36pt" style:font-weight-complex="bold"/>
    </style:style>
    <style:style style:name="T5" style:family="text">
      <style:text-properties officeooo:rsid="001e1d0a"/>
    </style:style>
    <style:style style:name="T6" style:family="text">
      <style:text-properties style:font-name="FreeSans" fo:font-size="36pt" fo:font-weight="bold" officeooo:rsid="0017805d" style:font-size-asian="36pt" style:font-weight-asian="bold" style:font-size-complex="36pt" style:font-weight-complex="bold"/>
    </style:style>
    <style:style style:name="T7" style:family="text">
      <style:text-properties style:font-name="FreeSans" fo:font-size="18pt" officeooo:rsid="0017805d" style:font-size-asian="18pt" style:font-size-complex="18pt"/>
    </style:style>
    <style:style style:name="T8" style:family="text">
      <style:text-properties style:font-name="FreeSans" fo:font-size="18pt" officeooo:rsid="001e1d0a" style:font-size-asian="18pt" style:font-size-complex="18pt"/>
    </style:style>
    <style:style style:name="T9" style:family="text">
      <style:text-properties style:font-name="FreeSans" fo:font-size="18pt" officeooo:rsid="002927c5" style:font-size-asian="18pt" style:font-size-complex="18pt"/>
    </style:style>
    <style:style style:name="T10" style:family="text">
      <style:text-properties style:font-name="FreeSans" fo:font-size="18pt" fo:font-weight="bold" officeooo:rsid="0017805d" style:font-size-asian="18pt" style:font-weight-asian="bold" style:font-size-complex="18pt" style:font-weight-complex="bold"/>
    </style:style>
    <style:style style:name="T11" style:family="text">
      <style:text-properties style:font-name="FreeSans" fo:font-size="18pt" fo:font-weight="bold" officeooo:rsid="001e1d0a" style:font-size-asian="18pt" style:font-weight-asian="bold" style:font-size-complex="18pt" style:font-weight-complex="bold"/>
    </style:style>
    <style:style style:name="T12" style:family="text">
      <style:text-properties fo:background-color="#ffff00" loext:char-shading-value="0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786</text:p>
      <text:p text:style-name="P1"><text:span text:style-name="T3">N</text:span>ame: Muhammad Sherjeel Akhtar</text:p>
      <text:p text:style-name="P1"><text:span text:style-name="T3">R</text:span>oll No: 20p-0101</text:p>
      <text:p text:style-name="P19"><text:span text:style-name="T6">S</text:span><text:span text:style-name="T7">ubject: </text:span><text:span text:style-name="T8">Numerical Computing</text:span></text:p>
      <text:p text:style-name="P1"><text:span text:style-name="T4">A</text:span><text:span text:style-name="T5">ssignment</text:span> No: <text:span text:style-name="T5">0</text:span></text:p>
      <text:p text:style-name="P19"><text:span text:style-name="T6">S</text:span><text:span text:style-name="T7">ubmitted </text:span><text:span text:style-name="T10">T</text:span><text:span text:style-name="T7">o </text:span><text:span text:style-name="T10">R</text:span><text:span text:style-name="T7">espect </text:span><text:span text:style-name="T11">S</text:span><text:span text:style-name="T8">ir</text:span><text:span text:style-name="T7">: </text:span><text:span text:style-name="T11">Muhammad Nauman</text:span><text:span text:style-name="T7"><text:line-break/></text:span><text:span text:style-name="T6">S</text:span><text:span text:style-name="T7">ection: </text:span><text:span text:style-name="T9">5A</text:span></text:p>
      <text:p text:style-name="P1"/>
      <text:p text:style-name="P1"/>
      <text:p text:style-name="P1"/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oft-page-break/><text:span text:style-name="T13">END.</text:span></text:p>
      <text:p text:style-name="P5"/>
      <text:p text:style-name="P5"/>
      <text:p text:style-name="P5"/>
      <text:p text:style-name="P5"/>
      <text:p text:style-name="P4"/>
      <text:p text:style-name="P20"/>
      <text:p text:style-name="P4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8T23:05:10.070908977</meta:creation-date>
    <dc:date>2022-09-23T04:18:37.574439536</dc:date>
    <meta:editing-duration>PT11M7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3" meta:paragraph-count="7" meta:word-count="23" meta:character-count="151" meta:non-whitespace-character-count="135"/>
  </office:meta>
</office:document-meta>
</file>